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</text:span><text:span text:style-name="T1">2</text:span><text:span text:style-name="T1">D</text:span></text:p>
      <text:p text:style-name="P3"><text:span text:style-name="T2">Image</text:span><text:span text:style-name="T2"> </text:span><text:span text:style-name="T2">creation</text:span></text:p>
      <text:list xml:id="list23581472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(</text:span><text:span text:style-name="T3">format</text:span><text:span text:style-name="T3">,</text:span><text:span text:style-name="T3">width</text:span><text:span text:style-name="T3">,</text:span><text:span text:style-name="T3">height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ub</text:span><text:span text:style-name="T3">_</text:span><text:span text:style-name="T3">image</text:span><text:span text:style-name="T3">(</text:span><text:span text:style-name="T3">image</text:span><text:span text:style-name="T3">,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_</text:span><text:span text:style-name="T3">from</text:span><text:span text:style-name="T3">_</text:span><text:span text:style-name="T3">png</text:span><text:span text:style-name="T3">(</text:span><text:span text:style-name="T3">filename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png</text:span><text:span text:style-name="T3">_</text:span><text:span text:style-name="T3">from</text:span><text:span text:style-name="T3">_</text:span><text:span text:style-name="T3">image</text:span><text:span text:style-name="T3">(</text:span><text:span text:style-name="T3">image</text:span><text:span text:style-name="T3">, </text:span><text:span text:style-name="T3">filename</text:span><text:span text:style-name="T3">)</text:span></text:p>
        </text:list-item>
      </text:list>
      <text:p text:style-name="P3"><text:span text:style-name="T2">Context</text:span><text:span text:style-name="T2"> </text:span><text:span text:style-name="T2">creation</text:span></text:p>
      <text:list xml:id="list4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context</text:span><text:span text:style-name="T3">(</text:span><text:span text:style-name="T3">image</text:span><text:span text:style-name="T3">) -&gt; </text:span><text:span text:style-name="T3">context</text:span></text:p>
        </text:list-item>
      </text:list>
      <text:p text:style-name="P3"><text:span text:style-name="T2">Matrix</text:span><text:span text:style-name="T2"> </text:span><text:span text:style-name="T2">creation</text:span></text:p>
      <text:list xml:id="list5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matrix</text:span><text:span text:style-name="T3">([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]) -&gt; </text:span><text:span text:style-name="T3">matrix</text:span></text:p>
        </text:list-item>
      </text:list>
      <text:p text:style-name="P3"><text:span text:style-name="T2">Source</text:span><text:span text:style-name="T2"> </text:span><text:span text:style-name="T2">creation</text:span></text:p>
      <text:list xml:id="list6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color</text:span><text:span text:style-name="T3">(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linear</text:span><text:span text:style-name="T3">_</text:span><text:span text:style-name="T3">gradient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radial</text:span><text:span text:style-name="T3">_</text:span><text:span text:style-name="T3">gradient</text:span><text:span text:style-name="T3">(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mesh</text:span><text:span text:style-name="T3">_</text:span><text:span text:style-name="T3">gradient</text:span><text:span text:style-name="T3">(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image</text:span><text:span text:style-name="T3">(</text:span><text:span text:style-name="T3">image</text:span><text:span text:style-name="T3">) -&gt; </text:span><text:span text:style-name="T3">source</text:span></text:p>
        </text:list-item>
      </text:list>
      <text:p text:style-name="P4">Utilities</text:p>
      <text:list xml:id="list11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image</text:span><text:span text:style-name="T3">_</text:span><text:span text:style-name="T3">convolution</text:span><text:span text:style-name="T3">(</text:span><text:span text:style-name="T3">image</text:span><text:span text:style-name="T3">, </text:span><text:span text:style-name="T3">convolution</text:span><text:span text:style-name="T3">_</text:span><text:span text:style-name="T3">filter</text:span><text:span text:style-name="T3">)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text</text:span><text:span text:style-name="T3">_</text:span><text:span text:style-name="T3">extents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 -&gt; </text:span><text:span text:style-name="T3">width</text:span><text:span text:style-name="T3">, </text:span><text:span text:style-name="T3">height</text:span><text:span text:style-name="T3">, </text:span><text:span text:style-name="T3">ascent</text:span><text:span text:style-name="T3">, </text:span><text:span text:style-name="T3">descent</text:span><text:span text:style-name="T3">, </text:span><text:span text:style-name="T3">internal</text:span><text:span text:style-name="T3">_</text:span><text:span text:style-name="T3">leading</text:span><text:span text:style-name="T3">, </text:span><text:span text:style-name="T3">external</text:span><text:span text:style-name="T3">_</text:span><text:span text:style-name="T3">leading</text:span></text:p>
        </text:list-item>
      </text:list>
      <text:p text:style-name="P1"/>
      <text:p text:style-name="P2">IMAGE</text:p>
      <text:p text:style-name="P3"><text:span text:style-name="T2">Header</text:span><text:span text:style-name="T2"> </text:span><text:span text:style-name="T2">data</text:span></text:p>
      <text:list xml:id="list23557762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height</text:span><text:span text:style-name="T3">() -&gt; </text:span><text:span text:style-name="T3">height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format</text:span><text:span text:style-name="T3">() -&gt; </text:span><text:span text:style-name="T3">format</text:span></text:p>
        </text:list-item>
      </text:list>
      <text:p text:style-name="P3"><text:span text:style-name="T2">Pixel</text:span><text:span text:style-name="T2"> </text:span><text:span text:style-name="T2">data</text:span></text:p>
      <text:list xml:id="list16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pixels</text:span></text:p>
        </text:list-item>
        <text:list-item>
          <text:p text:style-name="P7"><text:span text:style-name="T3">image</text:span><text:span text:style-name="T3">:</text:span><text:span text:style-name="T3">s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pixels</text:span><text:span text:style-name="T3">)</text:span></text:p>
        </text:list-item>
      </text:list>
      <text:p text:style-name="P1"/>
      <text:p text:style-name="P2">MATRIX</text:p>
      <text:p text:style-name="P4">Data</text:p>
      <text:list xml:id="list23565416" text:style-name="LS3">
        <text:list-item>
          <text:p text:style-name="P8"><text:span text:style-name="T3">matrix</text:span><text:span text:style-name="T3">:</text:span><text:span text:style-name="T3">get</text:span><text:span text:style-name="T3">_</text:span><text:span text:style-name="T3">data</text:span><text:span text:style-name="T3">() -&gt; 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</text:span></text:p>
        </text:list-item>
        <text:list-item>
          <text:p text:style-name="P8"><text:span text:style-name="T3">matrix</text:span><text:span text:style-name="T3">:</text:span><text:span text:style-name="T3">set</text:span><text:span text:style-name="T3">_</text:span><text:span text:style-name="T3">data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</text:list>
      <text:p text:style-name="P4">Manipulation</text:p>
      <text:list xml:id="list20" text:style-name="LS3">
        <text:list-item>
          <text:p text:style-name="P8"><text:span text:style-name="T3">matrix</text:span><text:span text:style-name="T3">:</text:span><text:span text:style-name="T3">identify</text:span><text:span text:style-name="T3">()</text:span></text:p>
        </text:list-item>
        <text:list-item>
          <text:p text:style-name="P8"><text:span text:style-name="T3">matrix</text:span><text:span text:style-name="T3">:</text:span><text:span text:style-name="T3">invert</text:span><text:span text:style-name="T3">()</text:span></text:p>
        </text:list-item>
        <text:list-item>
          <text:p text:style-name="P8"><text:span text:style-name="T3">matrix</text:span><text:span text:style-name="T3">:</text:span><text:span text:style-name="T3">multiply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  <text:list-item>
          <text:p text:style-name="P8"><text:span text:style-name="T3">matrix</text:span><text:span text:style-name="T3">:</text:span><text:span text:style-name="T3">translate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8"><text:span text:style-name="T3">matrix</text:span><text:span text:style-name="T3">:</text:span><text:span text:style-name="T3">scale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8"><text:span text:style-name="T3">matrix</text:span><text:span text:style-name="T3">:</text:span><text:span text:style-name="T3">rotate</text:span><text:span text:style-name="T3">(</text:span><text:span text:style-name="T3">angle</text:span><text:span text:style-name="T3">)</text:span></text:p>
        </text:list-item>
        <text:list-item>
          <text:p text:style-name="P8"><text:span text:style-name="T3">matrix</text:span><text:span text:style-name="T3">:</text:span><text:span text:style-name="T3">shear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</text:list>
      <text:p text:style-name="P4">Usage</text:p>
      <text:list xml:id="list27" text:style-name="LS3">
        <text:list-item>
          <text:p text:style-name="P8"><text:span text:style-name="T3">matrix</text:span><text:span text:style-name="T3">:</text:span><text:span text:style-name="T3">transform</text:span><text:span text:style-name="T3">(</text:span><text:span text:style-name="T3">x</text:span><text:span text:style-name="T3">, </text:span><text:span text:style-name="T3">y</text:span><text:span text:style-name="T3">) -&gt; </text:span><text:span text:style-name="T3">x</text:span><text:span text:style-name="T3">, </text:span><text:span text:style-name="T3">y</text:span></text:p>
        </text:list-item>
      </text:list>
      <text:p text:style-name="P1"/>
      <text:p text:style-name="P2">SOURCE</text:p>
      <text:p text:style-name="P3"><text:span text:style-name="T2">Add data</text:span></text:p>
      <text:list xml:id="list23575833" text:style-name="LS4">
        <text:list-item>
          <text:p text:style-name="P9"><text:span text:style-name="T3">source</text:span><text:span text:style-name="T3">:</text:span><text:span text:style-name="T3">add</text:span><text:span text:style-name="T3">_</text:span><text:span text:style-name="T3">color</text:span><text:span text:style-name="T3">(</text:span><text:span text:style-name="T3">pct</text:span><text:span text:style-name="T3">, 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</text:span></text:p>
        </text:list-item>
        <text:list-item>
          <text:p text:style-name="P9"><text:span text:style-name="T3">source</text:span><text:span text:style-name="T3">:</text:span><text:span text:style-name="T3">add</text:span><text:span text:style-name="T3">_</text:span><text:span text:style-name="T3">mesh</text:span><text:span text:style-name="T3">(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[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])</text:span></text:p>
        </text:list-item>
      </text:list>
      <text:p text:style-name="P3"><text:span text:style-name="T2">Get data</text:span></text:p>
      <text:list xml:id="list30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color</text:span><text:span text:style-name="T3">([</text:span><text:span text:style-name="T3">index</text:span><text:span text:style-name="T3">]) -&gt; [</text:span><text:span text:style-name="T3">pct</text:span><text:span text:style-name="T3">, ]</text:span><text:span text:style-name="T3">r</text:span><text:span text:style-name="T3">, </text:span><text:span text:style-name="T3">g</text:span><text:span text:style-name="T3">, </text:span><text:span text:style-name="T3">b</text:span><text:span text:style-name="T3">, </text:span><text:span text:style-name="T3">a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points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9"><text:soft-page-break/><text:span text:style-name="T3">source</text:span><text:span text:style-name="T3">:</text:span><text:span text:style-name="T3">get</text:span><text:span text:style-name="T3">_</text:span><text:span text:style-name="T3">circles</text:span><text:span text:style-name="T3">() -&gt; 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esh</text:span><text:span text:style-name="T3">(</text:span><text:span text:style-name="T3">index</text:span><text:span text:style-name="T3">) -&gt; 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image</text:span><text:span text:style-name="T3">() -&gt; </text:span><text:span text:style-name="T3">image</text:span></text:p>
        </text:list-item>
      </text:list>
      <text:p text:style-name="P4">Properties</text:p>
      <text:list xml:id="list35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extender</text:span><text:span text:style-name="T3">() -&gt; </text:span><text:span text:style-name="T3">extend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extender</text:span><text:span text:style-name="T3">(</text:span><text:span text:style-name="T3">extend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filter</text:span><text:span text:style-name="T3">() -&gt; </text:span><text:span text:style-name="T3">filt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filter</text:span><text:span text:style-name="T3">(</text:span><text:span text:style-name="T3">filt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type</text:span><text:span text:style-name="T3">() -&gt; </text:span><text:span text:style-name="T3">source</text:span><text:span text:style-name="T3">_</text:span><text:span text:style-name="T3">type</text:span></text:p>
        </text:list-item>
      </text:list>
      <text:p text:style-name="P1"/>
      <text:p text:style-name="P2">CONTEXT</text:p>
      <text:p text:style-name="P4">State</text:p>
      <text:list xml:id="list23571594" text:style-name="LS5">
        <text:list-item>
          <text:p text:style-name="P10"><text:span text:style-name="T3">context</text:span><text:span text:style-name="T3">:</text:span><text:span text:style-name="T3">push</text:span><text:span text:style-name="T3">_</text:span><text:span text:style-name="T3">stat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op</text:span><text:span text:style-name="T3">_</text:span><text:span text:style-name="T3">state</text:span><text:span text:style-name="T3">()</text:span></text:p>
        </text:list-item>
      </text:list>
      <text:p text:style-name="P4">Transformation</text:p>
      <text:list xml:id="list4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</text:list>
      <text:p text:style-name="P4">Raster source</text:p>
      <text:list xml:id="list46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source</text:span><text:span text:style-name="T3">() -&gt; </text:span><text:span text:style-name="T3">sourc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source</text:span><text:span text:style-name="T3">(</text:span><text:span text:style-name="T3">source</text:span><text:span text:style-name="T3">)</text:span></text:p>
        </text:list-item>
      </text:list>
      <text:p text:style-name="P3"><text:span text:style-name="T2">Render</text:span><text:span text:style-name="T2"> </text:span><text:span text:style-name="T2">properties</text:span></text:p>
      <text:list xml:id="list48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antialiasing</text:span><text:span text:style-name="T3">() -&gt; </text:span><text:span text:style-name="T3">antialiasing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antialiasing</text:span><text:span text:style-name="T3">(</text:span><text:span text:style-name="T3">antialiasing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fill</text:span><text:span text:style-name="T3">_</text:span><text:span text:style-name="T3">rule</text:span><text:span text:style-name="T3">() -&gt; </text:span><text:span text:style-name="T3">fill</text:span><text:span text:style-name="T3">_</text:span><text:span text:style-name="T3">rul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fill</text:span><text:span text:style-name="T3">_</text:span><text:span text:style-name="T3">rule</text:span><text:span text:style-name="T3">(</text:span><text:span text:style-name="T3">fill</text:span><text:span text:style-name="T3">_</text:span><text:span text:style-name="T3">rule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composition</text:span><text:span text:style-name="T3">() -&gt; </text:span><text:span text:style-name="T3">compositio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composition</text:span><text:span text:style-name="T3">(</text:span><text:span text:style-name="T3">composition</text:span><text:span text:style-name="T3">)</text:span></text:p>
        </text:list-item>
      </text:list>
      <text:p text:style-name="P3"><text:span text:style-name="T2">Stroke</text:span><text:span text:style-name="T2"> </text:span><text:span text:style-name="T2">properties</text:span></text:p>
      <text:list xml:id="list5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dash</text:span><text:span text:style-name="T3">() -&gt; </text:span><text:span text:style-name="T3">offset</text:span><text:span text:style-name="T3">, </text:span><text:span text:style-name="T3">dashes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dash</text:span><text:span text:style-name="T3">(</text:span><text:span text:style-name="T3">offset</text:span><text:span text:style-name="T3">, </text:span><text:span text:style-name="T3">dashes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cap</text:span><text:span text:style-name="T3">() -&gt; </text:span><text:span text:style-name="T3">line</text:span><text:span text:style-name="T3">_</text:span><text:span text:style-name="T3">cap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cap</text:span><text:span text:style-name="T3">(</text:span><text:span text:style-name="T3">line</text:span><text:span text:style-name="T3">_</text:span><text:span text:style-name="T3">cap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join</text:span><text:span text:style-name="T3">() -&gt; </text:span><text:span text:style-name="T3">line</text:span><text:span text:style-name="T3">_</text:span><text:span text:style-name="T3">joi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join</text:span><text:span text:style-name="T3">(</text:span><text:span text:style-name="T3">line</text:span><text:span text:style-name="T3">_</text:span><text:span text:style-name="T3">join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iter</text:span><text:span text:style-name="T3">_</text:span><text:span text:style-name="T3">limit</text:span><text:span text:style-name="T3">() -&gt; </text:span><text:span text:style-name="T3">miter</text:span><text:span text:style-name="T3">_</text:span><text:span text:style-name="T3">limit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iter</text:span><text:span text:style-name="T3">_</text:span><text:span text:style-name="T3">limit</text:span><text:span text:style-name="T3">(</text:span><text:span text:style-name="T3">miter</text:span><text:span text:style-name="T3">_</text:span><text:span text:style-name="T3">limit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width</text:span><text:span text:style-name="T3">(</text:span><text:span text:style-name="T3">width</text:span><text:span text:style-name="T3">)</text:span></text:p>
        </text:list-item>
      </text:list>
      <text:p text:style-name="P4">Clipping</text:p>
      <text:list xml:id="list6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from</text:span><text:span text:style-name="T3">_</text:span><text:span text:style-name="T3">path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get</text:span><text:span text:style-name="T3">_</text:span><text:span text:style-name="T3">rectangles</text:span><text:span text:style-name="T3">() -&gt; </text:span><text:span text:style-name="T3">rectangles</text:span></text:p>
        </text:list-item>
      </text:list>
      <text:p text:style-name="P3"><text:span text:style-name="T2">Path</text:span><text:span text:style-name="T2"> </text:span><text:span text:style-name="T2">definition</text:span></text:p>
      <text:list xml:id="list67" text:style-name="LS5"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mov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lin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urve</text:span><text:span text:style-name="T3">_</text:span><text:span text:style-name="T3">to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x</text:span><text:span text:style-name="T3">2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rectangle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arc</text:span><text:span text:style-name="T3">(</text:span><text:span text:style-name="T3">cx</text:span><text:span text:style-name="T3">, </text:span><text:span text:style-name="T3">cy</text:span><text:span text:style-name="T3">, </text:span><text:span text:style-name="T3">r</text:span><text:span text:style-name="T3">, </text:span><text:span text:style-name="T3">angle</text:span><text:span text:style-name="T3">0, </text:span><text:span text:style-name="T3">angle</text:span><text:span text:style-name="T3">1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text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os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transform</text:span><text:span text:style-name="T3">(</text:span><text:span text:style-name="T3">filter</text:span><text:span text:style-name="T3">_</text:span><text:span text:style-name="T3">function</text:span><text:span text:style-name="T3">[, </text:span><text:span text:style-name="T3">flatten</text:span><text:span text:style-name="T3">])</text:span></text:p>
        </text:list-item>
      </text:list>
      <text:p text:style-name="P4">Drawing</text:p>
      <text:list xml:id="list76" text:style-name="LS5">
        <text:list-item>
          <text:p text:style-name="P10"><text:soft-page-break/><text:span text:style-name="T3">context</text:span><text:span text:style-name="T3">:</text:span><text:span text:style-name="T3">path</text:span><text:span text:style-name="T3">_</text:span><text:span text:style-name="T3">fill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int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masked</text:span><text:span text:style-name="T3">_</text:span><text:span text:style-name="T3">paint</text:span><text:span text:style-name="T3">(</text:span><text:span text:style-name="T3">source</text:span><text:span text:style-name="T3">)</text:span></text:p>
        </text:list-item>
      </text:list>
      <text:p text:style-name="P4">Bounding</text:p>
      <text:list xml:id="list80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0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</text:list>
      <text:p text:style-name="P3"><text:span text:style-name="T2">Point</text:span><text:span text:style-name="T2"> </text:span><text:span text:style-name="T2">test</text:span></text:p>
      <text:list xml:id="list8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>Christoph Spanknebel</dc:creator>
    <meta:editing-cycles>3</meta:editing-cycles>
    <dc:date>2013-03-17T04:41:32.96</dc:date>
    <meta:editing-duration>PT1H24S</meta:editing-duration>
    <meta:document-statistic meta:table-count="0" meta:image-count="0" meta:object-count="0" meta:page-count="3" meta:paragraph-count="115" meta:word-count="463" meta:character-count="3668"/>
  </office:meta>
</office:document-meta>
</file>